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1.26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98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12.81mm" fo:break-before="auto" style:use-optimal-row-height="true"/>
    </style:style>
    <style:style style:name="ro4" style:family="table-row">
      <style:table-row-properties style:row-height="29.23mm" fo:break-before="auto" style:use-optimal-row-height="true"/>
    </style:style>
    <style:style style:name="ro5" style:family="table-row">
      <style:table-row-properties style:row-height="16.9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91.09mm" fo:break-before="auto" style:use-optimal-row-height="true"/>
    </style:style>
    <style:style style:name="ro8" style:family="table-row">
      <style:table-row-properties style:row-height="21.01mm" fo:break-before="auto" style:use-optimal-row-height="true"/>
    </style:style>
    <style:style style:name="ro9" style:family="table-row">
      <style:table-row-properties style:row-height="8.7mm" fo:break-before="page" style:use-optimal-row-height="true"/>
    </style:style>
    <style:style style:name="ro10" style:family="table-row">
      <style:table-row-properties style:row-height="215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mm"/>
    </style:style>
    <style:style style:name="ce2" style:family="table-cell" style:parent-style-name="Default">
      <style:table-cell-properties fo:border="0.99pt solid #000000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 style:vertical-align="top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>
      <style:table-cell-properties fo:border="0.99pt solid #000000"/>
      <style:text-properties style:font-name="Liberation Sans" style:font-name-asian="IPA Pゴシック" style:font-name-complex="TakaoPGothic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Sheet1" table:style-name="ta1" table:print-ranges="Sheet1.A1:Sheet1.C40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7zFormat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SignatureHeader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YTE kSignature[6] = {'7', 'z', 0xBC, 0xAF, 0x27, 0x1C};</text:p>
          </table:table-cell>
        </table:table-row>
        <table:table-row table:style-name="ro2">
          <table:covered-table-cell/>
          <table:table-cell office:value-type="string" calcext:value-type="string">
            <text:p>ArchiveVersion</text:p>
          </table:table-cell>
          <table:table-cell office:value-type="string" calcext:value-type="string">
            <text:p>BYTE Major;   // now = 0</text:p>
            <text:p>BYTE Minor;   // now = 4</text:p>
          </table:table-cell>
        </table:table-row>
        <table:table-row table:style-name="ro1">
          <table:covered-table-cell/>
          <table:table-cell office:value-type="string" calcext:value-type="string">
            <text:p>StartHeaderCRC</text:p>
          </table:table-cell>
          <table:table-cell table:style-name="ce9" office:value-type="string" calcext:value-type="string">
            <text:p>UINT32 </text:p>
          </table:table-cell>
        </table:table-row>
        <table:table-row table:style-name="ro3">
          <table:covered-table-cell/>
          <table:table-cell office:value-type="string" calcext:value-type="string">
            <text:p>StartHeader</text:p>
          </table:table-cell>
          <table:table-cell office:value-type="string" calcext:value-type="string">
            <text:p>  REAL_UINT64 NextHeaderOffset</text:p>
            <text:p>  REAL_UINT64 NextHeaderSize</text:p>
            <text:p>  UINT32 NextHeaderCRC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[PackedStreams]</text:p>
          </table:table-cell>
          <table:covered-table-cell table:number-columns-repeated="2"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PackedStreamsForHeaders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 table:number-columns-spanned="1" table:number-rows-spanned="7">
            <text:p>Headers Block</text:p>
          </table:table-cell>
          <table:table-cell table:style-name="ce5" office:value-type="string" calcext:value-type="string" table:number-columns-spanned="1" table:number-rows-spanned="6">
            <text:p>PackedHeader*</text:p>
          </table:table-cell>
          <table:table-cell office:value-type="string" calcext:value-type="string">
            <text:p>BYTE NID::kHeader (0x01)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ArchiveProperties</text:p>
          </table:table-cell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 BYTE NID::kAdditionalStreamsInfo; (0x03)</text:p>
            <text:p>  StreamsInfo</text:p>
          </table:table-cell>
        </table:table-row>
        <table:table-row table:style-name="ro2">
          <table:covered-table-cell/>
          <table:covered-table-cell table:style-name="ce6"/>
          <table:table-cell office:value-type="string" calcext:value-type="string">
            <text:p>  BYTE NID::kMainStreamsInfo;    (0x04)</text:p>
            <text:p>  StreamsInfo</text:p>
          </table:table-cell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<text:s/>FilesInfo</text:p>
          </table:table-cell>
        </table:table-row>
        <table:table-row table:style-name="ro1">
          <table:covered-table-cell/>
          <table:covered-table-cell table:style-name="ce7"/>
          <table:table-cell office:value-type="string" calcext:value-type="string">
            <text:p>BYTE NID::kEnd</text:p>
          </table:table-cell>
        </table:table-row>
        <table:table-row table:style-name="ro2">
          <table:covered-table-cell/>
          <table:table-cell office:value-type="string" calcext:value-type="string">
            <text:p>HeaderInfo</text:p>
          </table:table-cell>
          <table:table-cell office:value-type="string" calcext:value-type="string">
            <text:p>  BYTE NID::kEncodedHeader; (0x17)</text:p>
            <text:p>  StreamsInfo for Encoded Header</text:p>
          </table:table-cell>
        </table:table-row>
        <table:table-row table:style-name="ro1">
          <table:table-cell table:style-name="Default" table:number-columns-repeated="3"/>
        </table:table-row>
        <table:table-row table:style-name="ro3">
          <table:table-cell table:style-name="ce1" office:value-type="string" calcext:value-type="string" table:number-columns-spanned="1" table:number-rows-spanned="15">
            <text:p>StreamsInfo</text:p>
          </table:table-cell>
          <table:table-cell table:style-name="ce1" office:value-type="string" calcext:value-type="string" table:number-columns-spanned="1" table:number-rows-spanned="4">
            <text:p>PackInfo</text:p>
          </table:table-cell>
          <table:table-cell office:value-type="string" calcext:value-type="string">
            <text:p>  BYTE NID::kPackInfo  (0x06)</text:p>
            <text:p>  UINT64 PackPos</text:p>
            <text:p>  UINT64 NumPackStreams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  BYTE NID::kSize    (0x09)</text:p>
            <text:p>  UINT64 PackSizes[NumPackStreams]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  BYTE NID::kCRC      (0x0A)</text:p>
            <text:p>  PackStreamDigests[NumPackStreams]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YTE NID::kEnd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CodersInfo</text:p>
          </table:table-cell>
          <table:table-cell office:value-type="string" calcext:value-type="string">
            <text:p>BYTE NID::kUnPackInfo <text:s/>(0x07)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BYTE NID::kFolder  (0x0B)</text:p>
            <text:p>  UINT64 NumFolders</text:p>
            <text:p>  BYTE External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  switch(External)</text:p>
            <text:p>  {</text:p>
            <text:p>    case 0:</text:p>
            <text:p>      Folders[NumFolders]</text:p>
            <text:p>    case 1:</text:p>
            <text:p>      UINT64 DataStreamIndex</text:p>
            <text:p>  }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  BYTE ID::kCodersUnPackSize  (0x0C)</text:p>
            <text:p>  for(Folders)</text:p>
            <text:p><text:span text:style-name="T1">    for(Folder.NumOutStreams)</text:span></text:p>
            <text:p><text:span text:style-name="T1">     UINT64 UnPackSize;</text:span>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  BYTE NID::kCRC   (0x0A)</text:p>
            <text:p>  UnPackDigests[NumFolders]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<text:s/>BYTE NID::kEnd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SubStreams Info</text:p>
          </table:table-cell>
          <table:table-cell office:value-type="string" calcext:value-type="string">
            <text:p>BYTE NID::kSubStreamsInfo; (0x08)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BYTE NID::kNumUnPackStream; (0x0D)</text:p>
            <text:p>  UINT64 NumUnPackStreamsInFolders[NumFolders];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BYTE NID::kSize  (0x09)</text:p>
            <text:p>  UINT64 UnPackSizes[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BYTE NID::kCRC  (0x0A)</text:p>
            <text:p>  Digests[Number of streams with unknown CRC]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<text:s/>BYTE NID::kEnd</text:p>
          </table:table-cell>
        </table:table-row>
        <table:table-row table:style-name="ro6">
          <table:table-cell table:style-name="Default" table:number-columns-repeated="3"/>
        </table:table-row>
        <table:table-row table:style-name="ro1">
          <table:table-cell table:style-name="Default"/>
          <table:table-cell table:style-name="ce8" office:value-type="string" calcext:value-type="string" table:number-columns-spanned="1" table:number-rows-spanned="6">
            <text:p>Folder</text:p>
          </table:table-cell>
          <table:table-cell office:value-type="string" calcext:value-type="string">
            <text:p>UINT64 NumCoders;</text:p>
          </table:table-cell>
        </table:table-row>
        <table:table-row table:style-name="ro7">
          <table:table-cell table:style-name="Default"/>
          <table:covered-table-cell/>
          <table:table-cell office:value-type="string" calcext:value-type="string">
            <text:p>  for (NumCoders)</text:p>
            <text:p>  {</text:p>
            <text:p>    BYTE </text:p>
            <text:p>    {</text:p>
            <text:p>      0:3 CodecIdSize</text:p>
            <text:p>      4:  Is Complex Coder</text:p>
            <text:p>      5:  There Are Attributes</text:p>
            <text:p>      6:  Reserved</text:p>
            <text:p>      7:  0</text:p>
            <text:p>    } </text:p>
            <text:p>    BYTE CodecId[CodecIdSize]</text:p>
            <text:p>    if (Is Complex Coder)</text:p>
            <text:p>    {</text:p>
            <text:p>      UINT64 NumInStreams;</text:p>
            <text:p>      UINT64 NumOutStreams;</text:p>
            <text:p>    }</text:p>
            <text:p>    if (There Are Attributes)</text:p>
            <text:p>    {</text:p>
            <text:p>      UINT64 PropertiesSize</text:p>
            <text:p>      BYTE Properties[PropertiesSize]</text:p>
            <text:p>    }</text:p>
            <text:p>  }</text:p>
          </table:table-cell>
        </table:table-row>
        <table:table-row table:style-name="ro1">
          <table:table-cell table:style-name="Default"/>
          <table:covered-table-cell/>
          <table:table-cell office:value-type="string" calcext:value-type="string">
            <text:p><text:s/>NumBindPairs = NumOutStreamsTotal – 1;</text:p>
          </table:table-cell>
        </table:table-row>
        <table:table-row table:style-name="ro8">
          <table:table-cell table:style-name="Default"/>
          <table:covered-table-cell/>
          <table:table-cell office:value-type="string" calcext:value-type="string">
            <text:p>for (NumBindPairs)</text:p>
            <text:p>  {</text:p>
            <text:p>    UINT64 InIndex;</text:p>
            <text:p>    UINT64 OutIndex;</text:p>
            <text:p>  }</text:p>
          </table:table-cell>
        </table:table-row>
        <table:table-row table:style-name="ro1">
          <table:table-cell table:style-name="Default"/>
          <table:covered-table-cell/>
          <table:table-cell office:value-type="string" calcext:value-type="string">
            <text:p>NumPackedStreams = NumInStreamsTotal – NumBindPairs;</text:p>
          </table:table-cell>
        </table:table-row>
        <table:table-row table:style-name="ro8">
          <table:table-cell table:style-name="Default"/>
          <table:covered-table-cell/>
          <table:table-cell office:value-type="string" calcext:value-type="string">
            <text:p>  if (NumPackedStreams &gt; 1)</text:p>
            <text:p>    for(NumPackedStreams)</text:p>
            <text:p>    {</text:p>
            <text:p>      UINT64 Index;</text:p>
            <text:p>    };</text:p>
          </table:table-cell>
        </table:table-row>
        <table:table-row table:style-name="ro1">
          <table:table-cell table:style-name="Default" table:number-columns-repeated="3"/>
        </table:table-row>
        <table:table-row table:style-name="ro9">
          <table:table-cell table:style-name="Default"/>
          <table:table-cell table:style-name="ce1" office:value-type="string" calcext:value-type="string" table:number-columns-spanned="1" table:number-rows-spanned="2">
            <text:p>FilesInfo</text:p>
          </table:table-cell>
          <table:table-cell office:value-type="string" calcext:value-type="string">
            <text:p>BYTE NID::kFilesInfo;  (0x05)</text:p>
            <text:p>  UINT64 NumFiles</text:p>
          </table:table-cell>
        </table:table-row>
        <table:table-row table:style-name="ro10">
          <table:table-cell table:style-name="Default"/>
          <table:covered-table-cell/>
          <table:table-cell office:value-type="string" calcext:value-type="string">
            <text:p>for (;;){</text:p>
            <text:p>    BYTE PropertyType;</text:p>
            <text:p>    if (aType == 0)</text:p>
            <text:p>      break;</text:p>
            <text:p>    UINT64 Size;</text:p>
            <text:p>    switch(PropertyType)    {</text:p>
            <text:p>      kEmptyStream:   (0x0E)</text:p>
            <text:p>        for(NumFiles)</text:p>
            <text:p>          BIT IsEmptyStream</text:p>
            <text:p>      kEmptyFile:     (0x0F)</text:p>
            <text:p>        for(EmptyStreams)</text:p>
            <text:p>          BIT IsEmptyFile</text:p>
            <text:p>      kAnti:          (0x10)</text:p>
            <text:p>        for(EmptyStreams)</text:p>
            <text:p>          BIT IsAntiFile</text:p>
            <text:p>      case kCTime: (0x12)</text:p>
            <text:p>      case kATime: (0x13)</text:p>
            <text:p>      case kMTime: (0x14)</text:p>
            <text:p>        BYTE AllAreDefined</text:p>
            <text:p>        if (AllAreDefined == 0)        {</text:p>
            <text:p>          for(NumFiles)</text:p>
            <text:p>            BIT TimeDefined</text:p>
            <text:p>        }</text:p>
            <text:p>        BYTE External;</text:p>
            <text:p>        if(External != 0)</text:p>
            <text:p>          UINT64 DataIndex</text:p>
            <text:p>        []</text:p>
            <text:p>        for(Definded Items)          REAL_UINT64 Time</text:p>
            <text:p>        []</text:p>
            <text:p>      </text:p>
            <text:p>      kNames:     (0x11)</text:p>
            <text:p>        BYTE External;</text:p>
            <text:p>        if(External != 0)</text:p>
            <text:p>          UINT64 DataIndex</text:p>
            <text:p>        []</text:p>
            <text:p>        for(Files)</text:p>
            <text:p>        {</text:p>
            <text:p>          wchar_t Names[NameSize];</text:p>
            <text:p>          wchar_t 0;</text:p>
            <text:p>        }</text:p>
            <text:p>        []</text:p>
            <text:p/>
            <text:p>      kAttributes:  (0x15)</text:p>
            <text:p>        BYTE AllAreDefined</text:p>
            <text:p>        if (AllAreDefined == 0)</text:p>
            <text:p>        {</text:p>
            <text:p>          for(NumFiles)</text:p>
            <text:p>            BIT AttributesAreDefined</text:p>
            <text:p>        }</text:p>
            <text:p>        BYTE External;</text:p>
            <text:p>        if(External != 0)</text:p>
            <text:p>          UINT64 DataIndex</text:p>
            <text:p>        []</text:p>
            <text:p>        for(Definded Attributes)</text:p>
            <text:p>          UINT32 Attributes</text:p>
            <text:p>        []</text:p>
            <text:p>   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00/00/00</text:date>, <text:time style:data-style-name="N2" text:time-value="19:51:41.3123353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2:56:54.379522017</meta:creation-date>
    <dc:date>2019-09-18T19:52:08.754662679</dc:date>
    <meta:editing-duration>P1DT10H43M10S</meta:editing-duration>
    <meta:editing-cycles>9</meta:editing-cycles>
    <meta:generator>LibreOffice/6.0.7.3$Linux_X86_64 LibreOffice_project/00m0$Build-3</meta:generator>
    <meta:print-date>2019-03-30T15:12:20.303287387</meta:print-date>
    <meta:document-statistic meta:table-count="1" meta:cell-count="51" meta:object-count="0"/>
  </office:meta>
</office:document-meta>
</file>